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51315" officeooo:paragraph-rsid="00051315"/>
    </style:style>
    <style:style style:name="P2" style:family="paragraph" style:parent-style-name="Text_20_body">
      <style:text-properties fo:language="en" fo:country="US" officeooo:rsid="000437c4" officeooo:paragraph-rsid="000437c4"/>
    </style:style>
    <style:style style:name="P3" style:family="paragraph" style:parent-style-name="Text_20_body">
      <style:text-properties fo:language="en" fo:country="US" officeooo:paragraph-rsid="000437c4"/>
    </style:style>
    <style:style style:name="P4" style:family="paragraph" style:parent-style-name="Title">
      <style:text-properties fo:language="en" fo:country="US" officeooo:rsid="000437c4" officeooo:paragraph-rsid="000437c4"/>
    </style:style>
    <style:style style:name="T1" style:family="text">
      <style:text-properties officeooo:rsid="00043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ker Player</text:p>
      <text:p text:style-name="P2">Implementations needed:</text:p>
      <text:p text:style-name="P2"><text:tab/>Poker table state: chips of players, button and blinds.</text:p>
      <text:p text:style-name="P2"><text:tab/></text:p>
      <text:p text:style-name="P3"><text:span text:style-name="T1"><text:tab/>Poker hand value calculator: </text:span></text:p>
      <text:p text:style-name="P3"><text:tab/><text:tab/><text:span text:style-name="T1">Pre-flop: Calculate data of the different hands and their win percentage</text:span></text:p>
      <text:p text:style-name="P3"><text:tab/><text:tab/><text:span text:style-name="T1">Post-flop: Calculate based on new information</text:span></text:p>
      <text:p text:style-name="P3"/>
      <text:p text:style-name="P1">Start with a simple implementation table with a simple implementation.</text:p>
      <text:p text:style-name="P1">A class with table state.</text:p>
      <text:p text:style-name="P1">Another app to calculate pre-flop strength through playing millions of hands, with up to 6 player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03:46:16.127000000</meta:creation-date>
    <dc:date>2020-05-13T03:56:26.791000000</dc:date>
    <meta:editing-duration>PT10M11S</meta:editing-duration>
    <meta:editing-cycles>4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0" meta:word-count="65" meta:character-count="437" meta:non-whitespace-character-count="373"/>
  </office:meta>
</office:document-meta>
</file>